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C9000000E787770933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102cm" draw:marker-start-width="0.305cm" draw:marker-end-width="0.457cm" draw:fill="solid" draw:fill-color="#cccccc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4cm" fo:min-width="0cm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4cm" fo:min-width="2.0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4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 fo:font-weight="bold"/>
    </style:style>
    <style:style style:name="P5" style:family="paragraph">
      <style:paragraph-properties fo:margin-left="0cm" fo:margin-right="0cm" fo:text-indent="0cm"/>
      <style:text-properties fo:font-size="12pt" fo:font-weight="bold"/>
    </style:style>
    <style:style style:name="T1" style:family="text">
      <style:text-properties fo:font-size="10pt" fo:font-weight="normal"/>
    </style:style>
    <style:style style:name="T2" style:family="text">
      <style:text-properties fo:font-size="10pt" fo:font-weight="bold"/>
    </style:style>
    <style:style style:name="T3" style:family="text">
      <style:text-properties fo:font-size="10pt" fo:font-style="italic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0.56cm" svg:height="16.341cm" draw:transform="rotate (1.5707963267949) translate (1.619cm 11.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2cm" svg:height="0.96cm" draw:transform="rotate (-3.14159265358979) translate (6.113cm 7.543cm)">
          <text:p/>
          <draw:enhanced-geometry svg:viewBox="0 0 21600 21600" draw:mirror-horizontal="false" draw:mirror-vertical="false" draw:text-areas="?f5 ?f1 ?f6 ?f3" draw:type="left-right-arrow" draw:modifiers="2665.41705716963 6338.39750260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4" draw:layer="layout" svg:width="2.335cm" svg:height="0.692cm" svg:x="3.283cm" svg:y="6.726cm">
          <draw:text-box>
            <text:p text:style-name="P3"><text:span text:style-name="T1">5V Z80 Bus</text:span></text:p>
          </draw:text-box>
        </draw:frame>
        <draw:custom-shape draw:style-name="gr4" draw:text-style-name="P1" draw:layer="layout" svg:width="0.799cm" svg:height="2.419cm" draw:transform="rotate (1.5707963267949) translate (12.341cm 8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123cm" svg:height="1.165cm" svg:x="12.379cm" svg:y="7.835cm">
          <draw:text-box>
            <text:p text:style-name="P3"><text:span text:style-name="T2">Oscillator</text:span></text:p>
            <text:p text:style-name="P3"><text:span text:style-name="T2"/></text:p>
          </draw:text-box>
        </draw:frame>
        <draw:custom-shape draw:style-name="gr4" draw:text-style-name="P1" draw:layer="layout" svg:width="0.86cm" svg:height="6.519cm" svg:x="1.898cm" svg:y="3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.526cm" svg:height="0.708cm" draw:transform="rotate (1.5707963267949) translate (1.96cm 8.22cm)">
          <draw:text-box>
            <text:p text:style-name="P3"><text:span text:style-name="T2">JP 101 / 103</text:span></text:p>
          </draw:text-box>
        </draw:frame>
        <draw:custom-shape draw:style-name="gr4" draw:text-style-name="P1" draw:layer="layout" svg:width="2.38cm" svg:height="3.94cm" draw:transform="rotate (1.5707963267949) translate (6.34cm 8.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8cm" svg:height="0.92cm" draw:transform="rotate (1.5707963267949) translate (16.36cm 9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3.275cm" svg:height="0.708cm" draw:transform="rotate (1.5707963267949) translate (16.454cm 9.036cm)">
          <draw:text-box>
            <text:p text:style-name="P3"><text:span text:style-name="T2">CPU CTRL LEDs</text:span></text:p>
          </draw:text-box>
        </draw:frame>
        <draw:frame draw:style-name="gr8" draw:text-style-name="P4" draw:layer="layout" svg:width="3.94cm" svg:height="2.079cm" svg:x="6.66cm" svg:y="6.552cm">
          <draw:text-box>
            <text:p text:style-name="P3"><text:span text:style-name="T2">- Level Shifter</text:span></text:p>
            <text:p text:style-name="P3"><text:span text:style-name="T2">- PIO</text:span></text:p>
            <text:p text:style-name="P3"><text:span text:style-name="T2">- Edge Detectors</text:span></text:p>
            <text:p text:style-name="P3"><text:span text:style-name="T2">- Cycle Stepper</text:span></text:p>
          </draw:text-box>
        </draw:frame>
        <draw:custom-shape draw:style-name="gr4" draw:text-style-name="P1" draw:layer="layout" svg:width="0.96cm" svg:height="1.939cm" draw:transform="rotate (1.5707963267949) translate (3.78cm 11.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1.603cm" svg:height="1.622cm" svg:x="3.971cm" svg:y="10.367cm">
          <draw:text-box>
            <text:p text:style-name="P3"><text:span text:style-name="T2">JP 105</text:span></text:p>
            <text:p text:style-name="P3"><text:span text:style-name="T2">JTAG</text:span></text:p>
            <text:p text:style-name="P3"><text:span text:style-name="T2"/></text:p>
          </draw:text-box>
        </draw:frame>
        <draw:custom-shape draw:style-name="gr4" draw:text-style-name="P1" draw:layer="layout" svg:width="0.96cm" svg:height="1.299cm" draw:transform="rotate (1.5707963267949) translate (14.842cm 11.4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1.416cm" svg:height="1.622cm" svg:x="14.872cm" svg:y="10.368cm">
          <draw:text-box>
            <text:p text:style-name="P3"><text:span text:style-name="T2">X101</text:span></text:p>
            <text:p text:style-name="P3"><text:span text:style-name="T2">PWR </text:span></text:p>
            <text:p text:style-name="P3"><text:span text:style-name="T2"/></text:p>
          </draw:text-box>
        </draw:frame>
        <draw:frame draw:style-name="gr10" draw:text-style-name="P4" draw:layer="layout" svg:width="3cm" svg:height="0.708cm" svg:x="1.599cm" svg:y="1.286cm">
          <draw:text-box>
            <text:p text:style-name="P3"><text:span text:style-name="T3">BUS MONITOR</text:span></text:p>
          </draw:text-box>
        </draw:frame>
        <draw:custom-shape draw:style-name="gr2" draw:text-style-name="P2" draw:layer="measurelines" svg:width="3.2cm" svg:height="0.96cm" draw:transform="rotate (-1.5707963267949) translate (7.889cm 2.975cm)">
          <text:p/>
          <draw:enhanced-geometry svg:viewBox="0 0 21600 21600" draw:mirror-horizontal="false" draw:mirror-vertical="false" draw:text-areas="?f5 ?f1 ?f6 ?f3" draw:type="left-right-arrow" draw:modifiers="2665.41705716963 6338.39750260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4" draw:layer="measurelines" svg:width="2.627cm" svg:height="0.692cm" draw:transform="rotate (1.5707963267949) translate (7.072cm 5.805cm)">
          <draw:text-box>
            <text:p text:style-name="P3"><text:span text:style-name="T1">3,3V Z80 Bus</text:span></text:p>
          </draw:text-box>
        </draw:frame>
        <draw:custom-shape draw:style-name="gr4" draw:text-style-name="P1" draw:layer="measurelines" svg:width="0.86cm" svg:height="5.12cm" draw:transform="rotate (-1.5707963267949) translate (9.32cm 1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measurelines" svg:width="2.526cm" svg:height="0.708cm" svg:x="5.638cm" svg:y="2.022cm">
          <draw:text-box>
            <text:p text:style-name="P3"><text:span text:style-name="T2">JP 102 / 104</text:span></text:p>
          </draw:text-box>
        </draw:frame>
        <draw:custom-shape draw:style-name="gr4" draw:text-style-name="P1" draw:layer="measurelines" svg:width="0.86cm" svg:height="5.12cm" draw:transform="rotate (-1.5707963267949) translate (15.019cm 1.9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measurelines" svg:width="3.385cm" svg:height="0.708cm" svg:x="11.037cm" svg:y="2.021cm">
          <draw:text-box>
            <text:p text:style-name="P3"><text:span text:style-name="T2">JP 601 DBG / PIO</text:span></text:p>
          </draw:text-box>
        </draw:frame>
        <draw:frame draw:style-name="gr11" draw:text-style-name="P2" draw:layer="measurelines" svg:width="6.839cm" svg:height="1.613cm" svg:x="8.5cm" svg:y="4.007cm">
          <draw:image xlink:href="Pictures/10000000000003C9000000E787770933.jpg" xlink:type="simple" xlink:show="embed" xlink:actuate="onLoad">
            <text:p/>
          </draw:image>
        </draw:frame>
        <draw:custom-shape draw:style-name="gr4" draw:text-style-name="P1" draw:layer="measurelines" svg:width="0.96cm" svg:height="5.281cm" draw:transform="rotate (1.5707963267949) translate (7.879cm 11.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measurelines" svg:width="4.786cm" svg:height="1.165cm" svg:x="8.07cm" svg:y="10.667cm">
          <draw:text-box>
            <text:p text:style-name="P3"><text:span text:style-name="T2">Push-Buttons &amp; Switches</text:span></text:p>
            <text:p text:style-name="P3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403</meta:generator>
    <meta:initial-creator>Mario Blunk</meta:initial-creator>
    <meta:creation-date>2008-08-26T14:15:55</meta:creation-date>
    <dc:creator>luno </dc:creator>
    <dc:date>2012-09-25T19:57:43</dc:date>
    <dc:language>de-DE</dc:language>
    <meta:editing-cycles>40</meta:editing-cycles>
    <meta:editing-duration>PT6H30M7S</meta:editing-duration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